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8cm" table:align="left"/>
    </style:style>
    <style:style style:name="Table1.A" style:family="table-column">
      <style:table-column-properties style:column-width="1.716cm"/>
    </style:style>
    <style:style style:name="Table1.B" style:family="table-column">
      <style:table-column-properties style:column-width="4.006cm"/>
    </style:style>
    <style:style style:name="Table1.C" style:family="table-column">
      <style:table-column-properties style:column-width="3.438cm"/>
    </style:style>
    <style:style style:name="Table1.D" style:family="table-column">
      <style:table-column-properties style:column-width="4.881cm"/>
    </style:style>
    <style:style style:name="Table1.E" style:family="table-column">
      <style:table-column-properties style:column-width="4.778cm"/>
    </style:style>
    <style:style style:name="Table1.F" style:family="table-column">
      <style:table-column-properties style:column-width="6.879cm"/>
    </style:style>
    <style:style style:name="Table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e1.F1" style:family="table-cell">
      <style:table-cell-properties style:vertical-align="middle" fo:padding="0.049cm" fo:border="0.05pt solid #d9d9e3"/>
    </style:style>
    <style:style style:name="Table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e1.F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Table_20_Contents">
      <style:text-properties officeooo:paragraph-rsid="00165176"/>
    </style:style>
    <style:style style:name="P2" style:family="paragraph" style:parent-style-name="Table_20_Contents">
      <style:text-properties officeooo:paragraph-rsid="001673c8"/>
    </style:style>
    <style:style style:name="P3" style:family="paragraph" style:parent-style-name="Text_20_body">
      <style:paragraph-properties fo:padding="0.049cm" fo:border="0.06pt solid #d9d9e3"/>
      <style:text-properties officeooo:paragraph-rsid="0011bb2d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65176" loext:padding="0.049cm" loext:border="0.06pt solid #d9d9e3"/>
    </style:style>
    <style:style style:name="T3" style:family="text">
      <style:text-properties officeooo:rsid="001673c8" loext:padding="0.049cm" loext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1">Number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Endpoint (Category)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Endpoint Method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Input Parameters (Type)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Output Generated</text:span></text:span></text:p>
            </table:table-cell>
            <table:table-cell table:style-name="Table1.F1" office:value-type="string">
              <text:p text:style-name="Table_20_Heading"><text:span text:style-name="Strong_20_Emphasis"><text:span text:style-name="T1">Sample API Endpoint</text:span></text:span>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trong_20_Emphasis"><text:span text:style-name="T1">1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calcula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add</text:span></text:span>, <text:span text:style-name="Source_20_Text"><text:span text:style-name="T1">subtract</text:span></text:span>, <text:span text:style-name="Source_20_Text"><text:span text:style-name="T1">multiply</text:span></text:span>, <text:span text:style-name="Source_20_Text"><text:span text:style-name="T1">divide</text:span></text:span>, <text:span text:style-name="Source_20_Text"><text:span text:style-name="T1">cube</text:span></text:span>, <text:span text:style-name="Source_20_Text"><text:span text:style-name="T1">root</text:span></text:span>, <text:span text:style-name="Source_20_Text"><text:span text:style-name="T1">square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operation</text:span></text:span> (string), <text:span text:style-name="Source_20_Text"><text:span text:style-name="T1">number1</text:span></text:span> (float), <text:span text:style-name="Source_20_Text"><text:span text:style-name="T1">number2</text:span></text:span> (float)</text:p>
          </table:table-cell>
          <table:table-cell table:style-name="Table1.A2" office:value-type="string">
            <text:p text:style-name="Table_20_Contents"><text:span text:style-name="Source_20_Text"><text:span text:style-name="T1">result</text:span></text:span> (float or integer)</text:p>
          </table:table-cell>
          <table:table-cell table:style-name="Table1.F2" office:value-type="string">
            <text:p text:style-name="P1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calculator</text:span></text:span><text:span text:style-name="Source_20_Text"><text:span text:style-name="T2">&amp;</text:span></text:span><text:span text:style-name="Source_20_Text"><text:span text:style-name="T1">operation=add&amp;number1=7&amp;number2=8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2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temp_conv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ftoD</text:span></text:span>, <text:span text:style-name="Source_20_Text"><text:span text:style-name="T1">dtoF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operation</text:span></text:span> (string), <text:span text:style-name="Source_20_Text"><text:span text:style-name="T1">temperature</text:span></text:span> (float)</text:p>
          </table:table-cell>
          <table:table-cell table:style-name="Table1.A2" office:value-type="string">
            <text:p text:style-name="Table_20_Contents">Converted temperature (float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temp_conv</text:span></text:span><text:span text:style-name="Source_20_Text"><text:span text:style-name="T3">&amp;</text:span></text:span><text:span text:style-name="Source_20_Text"><text:span text:style-name="T1">operation=ftoD&amp;temperature=68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3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2_points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line</text:span></text:span>, <text:span text:style-name="Source_20_Text"><text:span text:style-name="T1">manhattan</text:span></text:span>, <text:span text:style-name="Source_20_Text"><text:span text:style-name="T1">euclidean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operation</text:span></text:span> (string), <text:span text:style-name="Source_20_Text"><text:span text:style-name="T1">x1</text:span></text:span> (float), <text:span text:style-name="Source_20_Text"><text:span text:style-name="T1">y1</text:span></text:span> (float), <text:span text:style-name="Source_20_Text"><text:span text:style-name="T1">x2</text:span></text:span> (float), <text:span text:style-name="Source_20_Text"><text:span text:style-name="T1">y2</text:span></text:span> (float)</text:p>
          </table:table-cell>
          <table:table-cell table:style-name="Table1.A2" office:value-type="string">
            <text:p text:style-name="Table_20_Contents"><text:span text:style-name="Source_20_Text"><text:span text:style-name="T1">equation_of_line</text:span></text:span> (string), <text:span text:style-name="Source_20_Text"><text:span text:style-name="T1">manhattan_distance</text:span></text:span> (float), <text:span text:style-name="Source_20_Text"><text:span text:style-name="T1">euclidean_distance</text:span></text:span> (float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2_points</text:span></text:span><text:span text:style-name="Source_20_Text"><text:span text:style-name="T3">&amp;</text:span></text:span><text:span text:style-name="Source_20_Text"><text:span text:style-name="T1">operation=line&amp;x1=1&amp;y1=2&amp;x2=3&amp;y2=4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4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bmi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bmi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age</text:span></text:span> (integer), <text:span text:style-name="Source_20_Text"><text:span text:style-name="T1">weight</text:span></text:span> (float), <text:span text:style-name="Source_20_Text"><text:span text:style-name="T1">height</text:span></text:span> (float)</text:p>
          </table:table-cell>
          <table:table-cell table:style-name="Table1.A2" office:value-type="string">
            <text:p text:style-name="Table_20_Contents"><text:span text:style-name="Source_20_Text"><text:span text:style-name="T1">bmi</text:span></text:span> (float), <text:span text:style-name="Source_20_Text"><text:span text:style-name="T1">status</text:span></text:span> (string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bmi</text:span></text:span><text:span text:style-name="Source_20_Text"><text:span text:style-name="T3">&amp;</text:span></text:span><text:span text:style-name="Source_20_Text"><text:span text:style-name="T1">age=30&amp;weight=70&amp;height=175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5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age_calcula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age_calcula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birthdate</text:span></text:span> (string in 'YYYY-MM-DD' format)</text:p>
          </table:table-cell>
          <table:table-cell table:style-name="Table1.A2" office:value-type="string">
            <text:p text:style-name="Table_20_Contents"><text:span text:style-name="Source_20_Text"><text:span text:style-name="T1">age</text:span></text:span> (integer), <text:span text:style-name="Source_20_Text"><text:span text:style-name="T1">day_of_week</text:span></text:span> (string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age_calculator</text:span></text:span><text:span text:style-name="Source_20_Text"><text:span text:style-name="T3">&amp;</text:span></text:span><text:span text:style-name="Source_20_Text"><text:span text:style-name="T1">birthdate=1990-01-01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6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home_price_predic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home_price_predic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location</text:span></text:span> (string), <text:span text:style-name="Source_20_Text"><text:span text:style-name="T1">square_feet</text:span></text:span> (float), <text:span text:style-name="Source_20_Text"><text:span text:style-name="T1">bedrooms</text:span></text:span> (integer), <text:span text:style-name="Source_20_Text"><text:span text:style-name="T1">bathrooms</text:span></text:span> (integer)</text:p>
          </table:table-cell>
          <table:table-cell table:style-name="Table1.A2" office:value-type="string">
            <text:p text:style-name="Table_20_Contents"><text:span text:style-name="Source_20_Text"><text:span text:style-name="T1">predicted_price</text:span></text:span> (integer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home_price_predictor</text:span></text:span><text:span text:style-name="Source_20_Text"><text:span text:style-name="T3">&amp;</text:span></text:span><text:span text:style-name="Source_20_Text"><text:span text:style-name="T1">location=New%20York&amp;square_feet=2000&amp;bedrooms=3&amp;bathrooms=2</text:span>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02:38.879241936</meta:creation-date>
    <dc:date>2023-10-09T01:32:34.323155801</dc:date>
    <meta:editing-duration>PT2H48M58S</meta:editing-duration>
    <meta:editing-cycles>7</meta:editing-cycles>
    <meta:generator>LibreOffice/7.3.7.2$Linux_X86_64 LibreOffice_project/30$Build-2</meta:generator>
    <meta:print-date>2023-10-08T16:46:01.865131519</meta:print-date>
    <meta:document-statistic meta:table-count="1" meta:image-count="0" meta:object-count="0" meta:page-count="1" meta:paragraph-count="42" meta:word-count="108" meta:character-count="1296" meta:non-whitespace-character-count="1230"/>
  </office:meta>
</office:document-meta>
</file>